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854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lks and Lectures</text:h>
      <text:p text:style-name="Standard"/>
      <text:h text:style-name="Heading_20_2" text:outline-level="2">UbuCon Europe 2019</text:h>
      <text:p text:style-name="P1"><draw:frame draw:style-name="fr1" draw:name="ubuconeu19" text:anchor-type="char" svg:width="17cm" svg:height="12.577cm" draw:z-index="0"><draw:image xlink:href="../images/ubucon.jpeg" xlink:type="simple" xlink:show="embed" xlink:actuate="onLoad" draw:filter-name="&lt;All images&gt;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2-03-19T20:47:17.688295062</dc:date>
    <meta:editing-duration>PT10M28S</meta:editing-duration>
    <meta:editing-cycles>6</meta:editing-cycles>
    <meta:generator>Collabora_Office/21.06.15.1$Linux_X86_64 LibreOffice_project/60a66e4bf6afbf5d4221dab436bb1aca744a7ddf</meta:generator>
    <dc:creator>Pedro Silva</dc:creator>
    <meta:document-statistic meta:table-count="0" meta:image-count="1" meta:object-count="0" meta:page-count="1" meta:paragraph-count="2" meta:word-count="6" meta:character-count="36" meta:non-whitespace-character-count="32"/>
  </office:meta>
</office:document-meta>
</file>